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point théorique total à 5 ms</text:p>
          </table:table-cell>
          <table:table-cell table:style-name="ce2" table:formula="of:=5000/5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 réel total</text:p>
          </table:table-cell>
          <table:table-cell table:style-name="ce2" table:formula="of:=498-1"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0.0603621730382" calcext:value-type="float">
            <text:p>10,060362173038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5" office:value-type="float" office:value="5.06036217303823" calcext:value-type="float">
            <text:p>5,0603621730382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7:27:39.5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2T17:28:08.847000000</dc:date>
    <meta:editing-duration>PT5M21S</meta:editing-duration>
    <meta:editing-cycles>4</meta:editing-cycles>
    <meta:generator>LibreOffice/7.2.5.2$Windows_X86_64 LibreOffice_project/499f9727c189e6ef3471021d6132d4c694f357e5</meta:generator>
    <meta:document-statistic meta:table-count="1" meta:cell-count="1520" meta:object-count="0"/>
  </office:meta>
</office:document-meta>
</file>